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stroke-linejoin="miter" draw:fill="gradient" draw:fill-gradient-name="red2yellow" draw:gradient-step-count="64" draw:textarea-horizontal-align="justify" draw:textarea-vertical-align="middle" draw:auto-grow-height="false" fo:min-height="1.75cm" fo:min-width="17.5cm"/>
    </style:style>
    <style:style style:name="P1" style:family="paragraph">
      <loext:graphic-properties draw:fill="gradient" draw:fill-gradient-name="red2yellow" draw:gradient-step-count="64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myShape" draw:style-name="gr1" draw:text-style-name="P1" draw:layer="layout" svg:width="18cm" svg:height="2cm" svg:x="1.5cm" svg:y="1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red2yellow" draw:style="linear" draw:start-color="#ff0000" draw:end-color="#ffff00" draw:start-intensity="100%" draw:end-intensity="100%" draw:angle="9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Regina Henschel</meta:initial-creator>
    <meta:creation-date>2023-04-17T23:50:53.133000000</meta:creation-date>
    <dc:date>2023-04-18T00:00:28.506000000</dc:date>
    <dc:creator>Regina Henschel</dc:creator>
    <meta:editing-duration>PT7M33S</meta:editing-duration>
    <meta:editing-cycles>4</meta:editing-cycles>
    <meta:generator>LO_75_installed/7.5.2.2$Windows_X86_64 LibreOffice_project/53bb9681a964705cf672590721dbc85eb4d0c3a2</meta:generator>
    <meta:document-statistic meta:object-count="1"/>
  </office:meta>
</office:document-meta>
</file>